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MingLiU" svg:font-family="MingLiU"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TW" svg:font-family="'AR PL UMing TW'"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24706" officeooo:paragraph-rsid="002993b5" style:font-weight-asian="bold" style:font-weight-complex="bold"/>
    </style:style>
    <style:style style:name="P2" style:family="paragraph" style:parent-style-name="Standard">
      <style:paragraph-properties fo:text-align="center" style:justify-single-word="false"/>
      <style:text-properties fo:font-weight="bold" officeooo:rsid="00804a5c" officeooo:paragraph-rsid="00804a5c" style:font-weight-asian="bold" style:font-weight-complex="bold"/>
    </style:style>
    <style:style style:name="P3" style:family="paragraph" style:parent-style-name="Standard">
      <style:text-properties fo:font-weight="bold" officeooo:rsid="00960a40" officeooo:paragraph-rsid="00960a40" style:font-weight-asian="bold" style:font-weight-complex="bold"/>
    </style:style>
    <style:style style:name="P4" style:family="paragraph" style:parent-style-name="Standard">
      <style:text-properties officeooo:rsid="00024706" officeooo:paragraph-rsid="002993b5"/>
    </style:style>
    <style:style style:name="P5" style:family="paragraph" style:parent-style-name="Standard">
      <style:text-properties officeooo:rsid="00115ef6" officeooo:paragraph-rsid="002993b5"/>
    </style:style>
    <style:style style:name="P6" style:family="paragraph" style:parent-style-name="Standard">
      <style:text-properties fo:font-size="15pt" fo:font-weight="bold" officeooo:rsid="00024706" officeooo:paragraph-rsid="002993b5" style:font-size-asian="15pt" style:font-weight-asian="bold" style:font-size-complex="15pt" style:font-weight-complex="bold"/>
    </style:style>
    <style:style style:name="P7" style:family="paragraph" style:parent-style-name="Standard">
      <style:text-properties fo:font-size="15pt" fo:font-weight="bold" officeooo:rsid="004bcc1d" officeooo:paragraph-rsid="007b4fc7" style:font-size-asian="15pt" style:font-weight-asian="bold" style:font-size-complex="15pt" style:font-weight-complex="bold"/>
    </style:style>
    <style:style style:name="P8" style:family="paragraph" style:parent-style-name="Standard">
      <style:text-properties fo:font-size="15pt" fo:font-weight="bold" officeooo:rsid="00916723" officeooo:paragraph-rsid="00916723" style:font-size-asian="15pt" style:font-weight-asian="bold" style:font-size-complex="15pt" style:font-weight-complex="bold"/>
    </style:style>
    <style:style style:name="P9" style:family="paragraph" style:parent-style-name="Standard">
      <style:text-properties officeooo:rsid="007b4fc7" officeooo:paragraph-rsid="007b4fc7"/>
    </style:style>
    <style:style style:name="P10" style:family="paragraph" style:parent-style-name="Standard">
      <style:text-properties officeooo:rsid="008f8fd8" officeooo:paragraph-rsid="008f8fd8"/>
    </style:style>
    <style:style style:name="P11" style:family="paragraph" style:parent-style-name="Standard">
      <style:text-properties officeooo:rsid="002a2284" officeooo:paragraph-rsid="008cc8ff"/>
    </style:style>
    <style:style style:name="P12" style:family="paragraph" style:parent-style-name="Standard">
      <style:text-properties officeooo:rsid="00916723" officeooo:paragraph-rsid="00916723"/>
    </style:style>
    <style:style style:name="P13" style:family="paragraph" style:parent-style-name="Standard">
      <style:text-properties officeooo:rsid="00934f0f" officeooo:paragraph-rsid="00934f0f"/>
    </style:style>
    <style:style style:name="P14" style:family="paragraph" style:parent-style-name="Standard">
      <style:text-properties officeooo:rsid="00934f0f" officeooo:paragraph-rsid="00960a40"/>
    </style:style>
    <style:style style:name="P15" style:family="paragraph" style:parent-style-name="Standard">
      <style:text-properties officeooo:rsid="00960a40" officeooo:paragraph-rsid="00960a40"/>
    </style:style>
    <style:style style:name="P16" style:family="paragraph" style:parent-style-name="Standard">
      <style:text-properties officeooo:rsid="009745e7" officeooo:paragraph-rsid="009745e7"/>
    </style:style>
    <style:style style:name="P17" style:family="paragraph" style:parent-style-name="Standard">
      <style:text-properties officeooo:rsid="009745e7" officeooo:paragraph-rsid="0097b38b"/>
    </style:style>
    <style:style style:name="P18" style:family="paragraph" style:parent-style-name="Standard">
      <style:text-properties officeooo:rsid="0097b38b" officeooo:paragraph-rsid="0097b38b"/>
    </style:style>
    <style:style style:name="P19" style:family="paragraph" style:parent-style-name="Standard">
      <style:text-properties officeooo:rsid="009892c1" officeooo:paragraph-rsid="009892c1"/>
    </style:style>
    <style:style style:name="P20" style:family="paragraph" style:parent-style-name="Standard" style:list-style-name="L1">
      <style:text-properties officeooo:rsid="00960a40" officeooo:paragraph-rsid="00960a40"/>
    </style:style>
    <style:style style:name="P21" style:family="paragraph" style:parent-style-name="Standard">
      <style:text-properties fo:font-weight="bold" officeooo:rsid="009892c1" officeooo:paragraph-rsid="009892c1" style:font-weight-asian="bold" style:font-weight-complex="bold"/>
    </style:style>
    <style:style style:name="P22" style:family="paragraph" style:parent-style-name="Standard">
      <style:text-properties officeooo:rsid="009b18d7" officeooo:paragraph-rsid="009b18d7"/>
    </style:style>
    <style:style style:name="P23" style:family="paragraph" style:parent-style-name="Standard">
      <style:text-properties officeooo:rsid="009ba7d4" officeooo:paragraph-rsid="009ba7d4"/>
    </style:style>
    <style:style style:name="P24" style:family="paragraph" style:parent-style-name="Standard">
      <style:text-properties officeooo:rsid="009ca0f0" officeooo:paragraph-rsid="009ca0f0"/>
    </style:style>
    <style:style style:name="P25" style:family="paragraph" style:parent-style-name="Standard">
      <style:text-properties officeooo:rsid="009ca0f0" officeooo:paragraph-rsid="00a39db4"/>
    </style:style>
    <style:style style:name="P26" style:family="paragraph" style:parent-style-name="Standard">
      <style:text-properties officeooo:rsid="009ca0f0" officeooo:paragraph-rsid="00a5333a"/>
    </style:style>
    <style:style style:name="P27" style:family="paragraph" style:parent-style-name="Standard">
      <style:text-properties fo:font-style="italic" fo:font-weight="bold" officeooo:rsid="009dd1cb" officeooo:paragraph-rsid="009dd1cb" style:font-style-asian="italic" style:font-weight-asian="bold" style:font-style-complex="italic" style:font-weight-complex="bold"/>
    </style:style>
    <style:style style:name="P28" style:family="paragraph" style:parent-style-name="Standard">
      <style:text-properties fo:font-style="italic" fo:font-weight="bold" officeooo:rsid="009b18d7" officeooo:paragraph-rsid="009b18d7" style:font-style-asian="italic" style:font-weight-asian="bold" style:font-style-complex="italic" style:font-weight-complex="bold"/>
    </style:style>
    <style:style style:name="P29" style:family="paragraph" style:parent-style-name="Standard">
      <style:text-properties officeooo:rsid="009dd1cb" officeooo:paragraph-rsid="00a10f09"/>
    </style:style>
    <style:style style:name="P30" style:family="paragraph" style:parent-style-name="Standard">
      <style:text-properties officeooo:rsid="009f9256" officeooo:paragraph-rsid="009f9256"/>
    </style:style>
    <style:style style:name="P31" style:family="paragraph" style:parent-style-name="Standard">
      <style:text-properties officeooo:rsid="009f9256" officeooo:paragraph-rsid="00a10f09"/>
    </style:style>
    <style:style style:name="P32" style:family="paragraph" style:parent-style-name="Standard">
      <style:text-properties officeooo:rsid="00a10f09" officeooo:paragraph-rsid="00a10f09"/>
    </style:style>
    <style:style style:name="T1" style:family="text">
      <style:text-properties officeooo:rsid="002993b5"/>
    </style:style>
    <style:style style:name="T2" style:family="text">
      <style:text-properties officeooo:rsid="007b4fc7"/>
    </style:style>
    <style:style style:name="T3" style:family="text">
      <style:text-properties officeooo:rsid="008f8fd8"/>
    </style:style>
    <style:style style:name="T4" style:family="text">
      <style:text-properties officeooo:rsid="00934f0f"/>
    </style:style>
    <style:style style:name="T5" style:family="text">
      <style:text-properties officeooo:rsid="00951292"/>
    </style:style>
    <style:style style:name="T6" style:family="text">
      <style:text-properties officeooo:rsid="0097b38b"/>
    </style:style>
    <style:style style:name="T7" style:family="text">
      <style:text-properties officeooo:rsid="009892c1"/>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officeooo:rsid="009f9256"/>
    </style:style>
    <style:style style:name="T10" style:family="text">
      <style:text-properties officeooo:rsid="00a10f09"/>
    </style:style>
    <style:style style:name="T11" style:family="text">
      <style:text-properties officeooo:rsid="00a2ba8b"/>
    </style:style>
    <style:style style:name="T12" style:family="text">
      <style:text-properties officeooo:rsid="00a39db4"/>
    </style:style>
    <style:style style:name="T13" style:family="text">
      <style:text-properties officeooo:rsid="00a5333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ZOP <text:span text:style-name="T1">SPECIFICATION</text:span></text:p>
      <text:p text:style-name="P2">EDITING OF <text:span text:style-name="T3">TEXT</text:span> VALUES</text:p>
      <text:p text:style-name="P1"/>
      <text:p text:style-name="P5">Level: <text:span text:style-name="T2">3 Spec number: 345</text:span></text:p>
      <text:p text:style-name="P4">Version: 0.1 (under initial construction)</text:p>
      <text:p text:style-name="P4"/>
      <text:p text:style-name="P6">OVERVIEW</text:p>
      <text:p text:style-name="P9">This document <text:span text:style-name="T3">describes the user interface for editing a text value, e.g. an event description in a Fault Tree</text:span>.</text:p>
      <text:p text:style-name="P10">Invoking the user interface, e.g. handlers for keypress and mouse click events, and handling of the edited value, in terms of updating the datacore and refreshing Viewports, are described in spec 343, “editing of numerical values”.</text:p>
      <text:p text:style-name="P9"/>
      <text:p text:style-name="P11"/>
      <text:p text:style-name="P7"/>
      <text:p text:style-name="P8">EDITING IN PLACE UI</text:p>
      <text:p text:style-name="P12">Editing in place means editing the text inside an appropriate element in the Viewport, rather than editing in a separate TextCtrl in the Edit panel.</text:p>
      <text:p text:style-name="P12"/>
      <text:p text:style-name="P12">The user invokes the <text:span text:style-name="T4">editing in place by left-clicking on the editable component of the element, tabbing to the component, or pressing a keyboard shortcut (if defined). This sets up an edit box overlaying the original component.</text:span></text:p>
      <text:p text:style-name="P12"/>
      <text:p text:style-name="P14">When first invoked, the edit box is drawn, with white background, dark blue border. </text:p>
      <text:p text:style-name="P14"/>
      <text:p text:style-name="P3">Edit box sizing</text:p>
      <text:p text:style-name="P14">The minimum size of the edit box is the same size as the original component. <text:span text:style-name="T5">If necessary, t</text:span>he edit box is expanded in the y axis, <text:span text:style-name="T5">both upwards and downwards (an equal amount of expansion in each direction)</text:span>, to display all the lines of text. <text:span text:style-name="T5">However, the edit box is not allowed to extend beyond the boundary of the hosting element (e.g. initiating event in Fault Tree).</text:span></text:p>
      <text:p text:style-name="P13"/>
      <text:p text:style-name="P15">During editing, if the number of lines changes, the edit box is resized, consistent with the same rules as above.</text:p>
      <text:p text:style-name="P15"/>
      <text:p text:style-name="P15">If the text is too long to fit in the maximally-sized edit box:</text:p>
      <text:list xml:id="list3221995850" text:style-name="L1">
        <text:list-item>
          <text:p text:style-name="P20">The displayed text is truncated to fit the box</text:p>
        </text:list-item>
        <text:list-item>
          <text:p text:style-name="P20">The portion of text displayed is selected so that the cursor's y coordinate is always close to the middle of the edit box</text:p>
        </text:list-item>
        <text:list-item>
          <text:p text:style-name="P20">Continuation markers (small triangles) are shown at the extreme top right and/or bottom right of the edit box (depending on whether the top or bottom of the text is truncated)</text:p>
        </text:list-item>
      </text:list>
      <text:p text:style-name="P15"/>
      <text:p text:style-name="P3">Text display</text:p>
      <text:p text:style-name="P15">The text is shown in system font and default font size. </text:p>
      <text:p text:style-name="P15">Zoom and pan are applied to match the current state of the hosting Viewport.</text:p>
      <text:p text:style-name="P15">By default, the text colour is black. Bold, italic, underline, superscript and subscript are set to “not applied”.</text:p>
      <text:p text:style-name="P16">Text is word wrapped automatically.</text:p>
      <text:p text:style-name="P16">Vertical alignment is top aligned.</text:p>
      <text:p text:style-name="P16"><text:soft-page-break/>Horizontal alignment matches the normal display state of the component. (If it were not the same, the text may appear to “jump” when the user clicks on it, which is not intuitive behaviour.)</text:p>
      <text:p text:style-name="P16">The cursor, by default, is a steady (not flashing) red vertical bar at the left edge of the current character. In future, more cursor style options may be offered.</text:p>
      <text:p text:style-name="P17">Highlighted text is shown in reverse video, i.e. foreground and background colours reversed. <text:span text:style-name="T6">The cursor is shown even when text is highlighted, so that it is obvious to the user which direction the highlight will extend when using Shift + arrow keys.</text:span></text:p>
      <text:p text:style-name="P18">User-entered line breaks (newlines) are stored in the text as \n characters, and displayed as <text:span text:style-name="T7">a left hook symbol chr(21a9)</text:span> at the end of the line. If the user deletes the symbol, the newline is deleted.</text:p>
      <text:p text:style-name="P17"/>
      <text:p text:style-name="P21">Editing functions</text:p>
      <text:p text:style-name="P27">Keyboard functions</text:p>
      <text:p text:style-name="P19">New characters are inserted by typing them. Extended characters (e.g. MacOS Option+Key) are accepted. If any text is highlighted, the highlight is replaced with the new characters.</text:p>
      <text:p text:style-name="P19">Left, right, up, down arrow key: move the cursor one character/line in the appropraite direction and clear the selection.</text:p>
      <text:p text:style-name="P19">Shift+left/right/up/down arrow: extend the selection in the appropriate direction. If there is currently no selection, the current cursor position is stored as the extension start position. When using arrow keys or mouse click to extend the selection, the extension end position is moved. The end position may be before or after the start position. If the end position returns to the start position, the selection is treated as cleared. Selected characters are highlighted.</text:p>
      <text:p text:style-name="P22">Option (MacOs) / Ctrl (Windows) + left/right arrow: move cursor to the previous/next word break</text:p>
      <text:p text:style-name="P22">Shift + Option (MacOs) / Shift + Ctrl (Windows) + left/right arrow: extend selection to the previous/next word break</text:p>
      <text:p text:style-name="P22">Enter / Numpad enter: End editing, save changes</text:p>
      <text:p text:style-name="P22">Esc: End editing, discard changes</text:p>
      <text:p text:style-name="P22"/>
      <text:p text:style-name="P28">Not yet implemented, to be implemented:</text:p>
      <text:p text:style-name="P22">Home: move cursor to start of current line as displayed. </text:p>
      <text:p text:style-name="P22">Shift+Home: extend selection to start of current line</text:p>
      <text:p text:style-name="P22">End: move cursor to end of current line as displayed. </text:p>
      <text:p text:style-name="P22">Shift+End: extend selection to end of current line</text:p>
      <text:p text:style-name="P23">Esc: First press reverts text to its condition at the start of current editing session, moves cursor to the end of the text and selects all text. This is undoable. Second press ends editing session and discards changes. (The intention is to give the user the chance to recover from inadvertent press of Esc before changes are discarded.)</text:p>
      <text:p text:style-name="P26">Command (MacOS) / Ctrl (Windows) + <text:span text:style-name="T13">Z, Y: undo/redo the last edit within the current text component. Addition/deletion of a consecutive series of characters, not separated by any other key press or mouse click, is treated as a single edit (i.e. not character by character).</text:span></text:p>
      <text:p text:style-name="P24">Command (MacOS) / Ctrl (Windows) + X, C or V: cut, copy, paste (traditional clipboard functions)</text:p>
      <text:p text:style-name="P24">Command (MacOS) / Ctrl (Windows) + A: select all text (selection start at beginning of text, cursor position at end of text)</text:p>
      <text:p text:style-name="P24">Left/Right arrow + any letter A~Z or any number 0~9 or any other standard symbol (e.g. .,():;): move cursor to the previous/next instance of the key pressed, or to the start/end of text. Case insensitive.</text:p>
      <text:p text:style-name="P25">Command (MacOS) / Ctrl (Windows) + <text:span text:style-name="T12">B, U, I, + (with Shift), numpad +, =: if any text is selected, toggle the bold, underlined, italic, superscript or subscript status of the text. If all selected text already has the status (e.g. is already bold), set all the selected text to remove the status; else set all the selected text to have the status.</text:span></text:p>
      <text:p text:style-name="P26">Command (MacOS) / Ctrl (Windows) + <text:span text:style-name="T13">R: repeat the same changes as made in the last text component </text:span><text:soft-page-break/><text:span text:style-name="T13">edit, if possible. If any changes are made, the selection start is set to the first character location at which an edit was made, and the cursor is moved to the last character location at which an edit was made.</text:span></text:p>
      <text:p text:style-name="P25"/>
      <text:p text:style-name="P27">Mouse functions</text:p>
      <text:p text:style-name="P31">Any click/scroll wheel outside edit box: end editing, keep changes</text:p>
      <text:p text:style-name="P29">Left click <text:span text:style-name="T9">inside edit box</text:span>: move cursor to character nearest to the mouse click (considering X and Y separately, i.e. nearest character <text:span text:style-name="T9">in nearest line).</text:span></text:p>
      <text:p text:style-name="P32">Left Click and drag: extend selection to the point nearest to the mouse location. <text:span text:style-name="T11">If the drag reaches the top/bottom boundary of the edit box and the text extends beyond the edit box in that direction, scroll the text as displayed in steps, with a time delay (try 0.3s) after each step</text:span></text:p>
      <text:p text:style-name="P30">Double <text:span text:style-name="T10">left </text:span>click inside edit box: select word nearest to the mouse click. Equivalent to moving the selection start to the next word boundary to the left, and moving the cursor to the next word boundary to the right.</text:p>
      <text:p text:style-name="P32">Double left click and drag: same as double left click, then extend selection to the nearest word boundary to the mouse position (or to the start/end of the text, if nearer). <text:span text:style-name="T11">Scrolling as for left click and drag.</text:span></text:p>
      <text:p text:style-name="P32">Shift + left click: extend selection to the character nearest to the mouse click</text:p>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MingLiU" svg:font-family="MingLiU"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TW" svg:font-family="'AR PL UMing TW'"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UMing TW" style:font-size-asian="10.5pt" style:language-asian="zh" style:country-asian="HK"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AR PL UMing TW" style:font-size-asian="10.5pt" style:language-asian="zh" style:country-asian="HK"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TW" style:font-family-asian="'AR PL UMing TW'"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MingLiU" style:font-family-asian="MingLiU"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Clarke</meta:initial-creator>
    <meta:creation-date>2014-08-31T11:09:21</meta:creation-date>
    <dc:date>2020-05-05T18:53:05.785064500</dc:date>
    <meta:editing-duration>P2DT9H5M24S</meta:editing-duration>
    <meta:editing-cycles>110</meta:editing-cycles>
    <meta:generator>LibreOffice/5.4.2.2$MacOSX_X86_64 LibreOffice_project/22b09f6418e8c2d508a9eaf86b2399209b0990f4</meta:generator>
    <meta:document-statistic meta:table-count="0" meta:image-count="0" meta:object-count="0" meta:page-count="3" meta:paragraph-count="56" meta:word-count="1204" meta:character-count="7040" meta:non-whitespace-character-count="5891"/>
  </office:meta>
</office:document-meta>
</file>